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11cm" fo:min-width="20.319cm"/>
    </style:style>
    <style:style style:name="gr2" style:family="graphic" style:parent-style-name="standard">
      <style:graphic-properties draw:textarea-horizontal-align="justify" draw:textarea-vertical-align="middle" draw:auto-grow-height="false" fo:min-height="1.011cm" fo:min-width="8.789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011cm" fo:min-width="14.731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11cm" fo:min-width="4.677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523cm" fo:min-width="4.263cm"/>
    </style:style>
    <style:style style:name="gr6" style:family="graphic" style:parent-style-name="standard">
      <style:graphic-properties svg:stroke-color="#000000" draw:fill-color="#666666" draw:textarea-horizontal-align="justify" draw:textarea-vertical-align="middle" draw:auto-grow-height="false" fo:min-height="1.051cm" fo:min-width="4.313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7.34cm" fo:min-width="21.06cm"/>
    </style:style>
    <style:style style:name="gr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864cm" fo:min-width="21.266cm"/>
    </style:style>
    <style:style style:name="gr9" style:family="graphic" style:parent-style-name="standard">
      <style:graphic-properties draw:stroke="none" svg:stroke-color="#000000" draw:fill="none" draw:fill-color="#ffffff" fo:min-height="1.147cm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666666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955cm" svg:height="1.397cm" svg:x="1.524cm" svg:y="2.129cm">
          <text:p text:style-name="P1"><text:span text:style-name="T1">Application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0.955cm" svg:height="1.397cm" svg:x="1.524cm" svg:y="5.129cm">
          <text:p text:style-name="P1"><text:span text:style-name="T1">Scala D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25cm" svg:height="1.397cm" svg:x="5.561cm" svg:y="6.829cm">
          <text:p text:style-name="P3">Logical DA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5.367cm" svg:height="1.397cm" svg:x="1.524cm" svg:y="8.529cm">
          <text:p text:style-name="P1"><text:span text:style-name="T1">Physical D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5.367cm" svg:height="1.397cm" svg:x="1.524cm" svg:y="6.829cm">
          <text:p text:style-name="P1"><text:span text:style-name="T1">Logical D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5.313cm" svg:height="1.397cm" svg:x="17.161cm" svg:y="6.829cm">
          <text:p text:style-name="P1"><text:span text:style-name="T1">In-core Algeb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953cm" svg:height="1.963cm" svg:x="1.505cm" svg:y="10.229cm">
          <text:p text:style-name="P1"><text:span text:style-name="T1">Physical Translation:</text:span></text:p>
          <text:p text:style-name="P1"><text:span text:style-name="T1">Apache S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953cm" svg:height="1.963cm" svg:x="6.705cm" svg:y="10.229cm">
          <text:p text:style-name="P1"><text:span text:style-name="T1">Physical Translation:</text:span></text:p>
          <text:p text:style-name="P1"><text:span text:style-name="T1">Apache F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953cm" svg:height="1.963cm" svg:x="11.905cm" svg:y="10.229cm">
          <text:p text:style-name="P1"><text:span text:style-name="T1">Physical Translation:</text:span></text:p>
          <text:p text:style-name="P1"><text:span text:style-name="T1">H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953cm" svg:height="1.441cm" svg:x="1.505cm" svg:y="13.729cm">
          <text:p text:style-name="P4"><text:span text:style-name="T2">Apache S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953cm" svg:height="1.441cm" svg:x="6.705cm" svg:y="13.729cm">
          <text:p text:style-name="P4"><text:span text:style-name="T2">Apache Fli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953cm" svg:height="1.441cm" svg:x="11.905cm" svg:y="13.729cm">
          <text:p text:style-name="P4"><text:span text:style-name="T2">H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1.844cm" svg:height="7.874cm" svg:x="1.143cm" svg:y="4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34.857635893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21.844cm" svg:height="2.192cm" svg:x="1.144cm" svg:y="13.34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34.857635893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5.207cm" svg:height="1.397cm" svg:x="17.38cm" svg:y="13.816cm">
          <draw:text-box>
            <text:p text:style-name="P7"><text:span text:style-name="T3">Distributed Dataflow Systems</text:span></text:p>
          </draw:text-box>
        </draw:frame>
        <draw:frame draw:style-name="gr9" draw:text-style-name="P8" draw:layer="layout" svg:width="5.207cm" svg:height="1.397cm" svg:x="17.381cm" svg:y="10.517cm">
          <draw:text-box>
            <text:p text:style-name="P7"><text:span text:style-name="T3">Apache Mahout</text:span></text:p>
            <text:p text:style-name="P7"><text:span text:style-name="T3">Samsara</text:span></text:p>
          </draw:text-box>
        </draw:frame>
        <draw:line draw:style-name="gr10" draw:text-style-name="P3" draw:layer="layout" svg:x1="3.937cm" svg:y1="12.319cm" svg:x2="3.937cm" svg:y2="13.589cm">
          <text:p/>
        </draw:line>
        <draw:custom-shape draw:style-name="gr6" draw:text-style-name="P5" draw:layer="layout" svg:width="4.953cm" svg:height="1.441cm" svg:x="1.505cm" svg:y="13.729cm">
          <text:p text:style-name="P4"><text:span text:style-name="T2">Apache S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9.137cm" svg:y1="12.319cm" svg:x2="9.137cm" svg:y2="13.589cm">
          <text:p/>
        </draw:line>
        <draw:line draw:style-name="gr10" draw:text-style-name="P3" draw:layer="layout" svg:x1="14.437cm" svg:y1="12.319cm" svg:x2="14.437cm" svg:y2="13.589cm">
          <text:p/>
        </draw:line>
        <draw:line draw:style-name="gr10" draw:text-style-name="P3" draw:layer="layout" svg:x1="12.037cm" svg:y1="3.719cm" svg:x2="12.037cm" svg:y2="4.9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22:03:44.074032606</meta:creation-date>
    <dc:date>2016-08-24T22:53:19.820579475</dc:date>
    <meta:editing-duration>PT49M28S</meta:editing-duration>
    <meta:editing-cycles>15</meta:editing-cycles>
    <meta:generator>LibreOffice/5.0.6.2$Linux_X86_64 LibreOffice_project/00m0$Build-2</meta:generator>
    <meta:document-statistic meta:object-count="21"/>
  </office:meta>
</office:document-meta>
</file>